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sans-serif"/>
    <style:font-face style:name="Mangal1" svg:font-family="Mangal"/>
    <style:font-face style:name="arial" svg:font-family="arial, sans-serif"/>
    <style:font-face style:name="inherit" svg:font-family="inherit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style:line-height-at-least="0.25in" fo:text-align="start" style:justify-single-word="false" fo:widows="1" fo:padding="0in" fo:border="none" style:writing-mode="lr-tb"/>
      <style:text-properties fo:font-variant="normal" fo:text-transform="none" fo:color="#212121" style:font-name="inherit" fo:font-size="12pt" fo:letter-spacing="normal" fo:language="ru" fo:country="RU" fo:font-style="normal" fo:font-weight="normal"/>
    </style:style>
    <style:style style:name="P2" style:family="paragraph" style:parent-style-name="Preformatted_20_Text">
      <style:paragraph-properties style:line-height-at-least="0.25in" fo:text-align="start" style:justify-single-word="false" fo:widows="1" fo:padding="0in" fo:border="none" style:writing-mode="lr-tb"/>
      <style:text-properties fo:font-variant="normal" fo:text-transform="none" fo:color="#212121" style:font-name="inherit" fo:font-size="12pt" fo:letter-spacing="normal" fo:language="ru" fo:country="RU" fo:font-style="normal" fo:font-weight="normal" style:font-weight-asian="normal" style:font-weight-complex="normal"/>
    </style:style>
    <style:style style:name="P3" style:family="paragraph" style:parent-style-name="Preformatted_20_Text">
      <style:paragraph-properties style:line-height-at-least="0.25in" fo:text-align="start" style:justify-single-word="false" fo:widows="1" fo:padding="0in" fo:border="none" style:writing-mode="lr-tb"/>
      <style:text-properties fo:font-variant="normal" fo:text-transform="none" fo:color="#212121" style:font-name="inherit" fo:font-size="12pt" fo:letter-spacing="normal" fo:language="ru" fo:country="RU" fo:font-style="normal" fo:font-weight="bold" style:font-weight-asian="bold" style:font-weight-complex="bold"/>
    </style:style>
    <style:style style:name="P4" style:family="paragraph" style:parent-style-name="Preformatted_20_Text">
      <style:paragraph-properties style:line-height-at-least="0.25in" fo:text-align="start" style:justify-single-word="false" fo:widows="1" fo:padding="0in" fo:border="none" style:writing-mode="lr-tb"/>
      <style:text-properties fo:font-variant="normal" fo:text-transform="none" fo:color="#212121" style:font-name="inherit" fo:font-size="12pt" fo:letter-spacing="normal" fo:language="en" fo:country="US" fo:font-style="normal" fo:font-weight="normal"/>
    </style:style>
    <style:style style:name="P5" style:family="paragraph" style:parent-style-name="Preformatted_20_Text">
      <style:paragraph-properties style:line-height-at-least="0.25in" fo:text-align="start" style:justify-single-word="false" fo:widows="1" fo:padding="0in" fo:border="none" style:writing-mode="lr-tb"/>
    </style:style>
    <style:style style:name="T1" style:family="text">
      <style:text-properties fo:language="en" fo:country="US"/>
    </style:style>
    <style:style style:name="T2" style:family="text">
      <style:text-properties fo:font-variant="normal" fo:text-transform="none" fo:color="#212121" style:font-name="inherit" fo:font-size="12pt" fo:letter-spacing="normal" fo:language="ru" fo:country="RU" fo:font-style="normal" fo:font-weight="normal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>ENTREGA – ТВОЙ ПАРТНЁР В ЛОГИСТИКЕ</text:span></text:p>
      <text:p text:style-name="P5"><text:span text:style-name="T2">ДОСТАВКА ГРУЗОВ ОТ ДВЕРИ ДО ДВЕРИ</text:span></text:p>
      <text:p text:style-name="P1"/>
      <text:p text:style-name="P1"><text:span text:style-name="T3">Грузоперевозки</text:span> </text:p>
      <text:p text:style-name="P1">Мы выполняем все виды грузовых перевозок: частичные грузы, сборные грузы, полные грузы, нестандартные грузы, негабаритные грузы, жидкие грузы и опасные грузы. </text:p>
      <text:p text:style-name="P1"/>
      <text:p text:style-name="P3"><text:bookmark text:name="tw-target-text1"/>Логистика</text:p>
      <text:p text:style-name="P1">Мы предоставляем транспортные услуги из стран Балтии, Европы, России, Белоруссии и Украины. Сотрудники нашей компании подберут наиболее выгодные решения доставки Ваших грузов.</text:p>
      <text:p text:style-name="P1">ENTREGA - надежный и профессиональный партнер, готовый к любой сложности задач. Мы предлагаем индивидуальный подход к каждому клиенту.</text:p>
      <text:p text:style-name="P1"/>
      <text:p text:style-name="P3">ENTREGA услуги</text:p>
      <text:p text:style-name="P1"><text:span text:style-name="T1">-</text:span>Выбор транспорта под заказ</text:p>
      <text:p text:style-name="P1"><text:span text:style-name="T1">-</text:span>Слежение за движением грузов</text:p>
      <text:p text:style-name="P1"><text:span text:style-name="T1">-</text:span>Экспедирование грузов, транспортное планирование и организация оплаты</text:p>
      <text:p text:style-name="P1"><text:span text:style-name="T1">-</text:span>Мы организуем мультимодальные грузоперевозки</text:p>
      <text:p text:style-name="P1"><text:span text:style-name="T1">-</text:span>Обработка документов в соответствии с потребностями и требованиями заказчика</text:p>
      <text:p text:style-name="P1"><text:line-break/><text:span text:style-name="T3">Транспортные услуги </text:span></text:p>
      <text:p text:style-name="P1">Мы можем привлечь партнеров во всех европейских странах. Благодаря опыту наших сотрудников, грузовые перевози осуществляются качественно и в заданный срок . Компания имеет широкий транспортный парк: </text:p>
      <text:p text:style-name="P1">-Прицепы</text:p>
      <text:p text:style-name="P1">-Полуприцепы</text:p>
      <text:p text:style-name="P1">-Рефрижераторы</text:p>
      <text:p text:style-name="P1">-Платформы</text:p>
      <text:p text:style-name="P1">-Цистерны</text:p>
      <text:p text:style-name="P1">-Специальная техника</text:p>
      <text:p text:style-name="P1"/>
      <text:p text:style-name="P1"/>
      <text:p text:style-name="P1"/>
      <text:p text:style-name="P1"><text:soft-page-break/>ENTREGA <text:span text:style-name="T1">YOUR PARTNER IN LOGISTIC</text:span></text:p>
      <text:p text:style-name="P2"><text:bookmark text:name="tw-target-text"/>DELIVERY OF GOODS FROM DOOR TO DOOR</text:p>
      <text:p text:style-name="P4"/>
      <text:p text:style-name="P3">Cargo carriage</text:p>
      <text:p text:style-name="P1">We deal with any types of cargo transportation: fractional load, assemble load,</text:p>
      <text:p text:style-name="P1">full load, non-standard load, non-sized load, liquid load and hazardous load.</text:p>
      <text:p text:style-name="P1"/>
      <text:p text:style-name="P3">Logistic</text:p>
      <text:p text:style-name="P1">We provide transport services from Baltic countries, Europe, Russia, Belorussia,</text:p>
      <text:p text:style-name="P1">Ukrain. Our colleagues, will find the best solution, to deliver your cargo.</text:p>
      <text:p text:style-name="P1">ENTREGA - trusted and professional partner, ready for any difficulty and task.</text:p>
      <text:p text:style-name="P1">We provide particular approach to every customer.</text:p>
      <text:p text:style-name="P1"/>
      <text:p text:style-name="P1"/>
      <text:p text:style-name="P3">ENTREGA services</text:p>
      <text:p text:style-name="P1">-Transport selection for your need</text:p>
      <text:p text:style-name="P1">-Cargo tracking</text:p>
      <text:p text:style-name="P1">-Forwarding cargos</text:p>
      <text:p text:style-name="P1">-Transport planning and payment managing</text:p>
      <text:p text:style-name="P1">-We organise multi-modules cargo transportation</text:p>
      <text:p text:style-name="P1">-Processing documents in according with the clients needs and requirments</text:p>
      <text:p text:style-name="P1"/>
      <text:p text:style-name="P3">Transporting services.</text:p>
      <text:p text:style-name="P1">We can draw partners from every European country.</text:p>
      <text:p text:style-name="P1">With wide experience of our colleagues, </text:p>
      <text:p text:style-name="P1">cargo transporting will carry out with quality and on time. </text:p>
      <text:p text:style-name="P1">Our company has wide range of transport :</text:p>
      <text:p text:style-name="P1">-Trailers</text:p>
      <text:p text:style-name="P1">-Half-trailers</text:p>
      <text:p text:style-name="P1">-Refrigerator</text:p>
      <text:p text:style-name="P1">-Platforms</text:p>
      <text:p text:style-name="P1">-Cister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sans-serif"/>
    <style:font-face style:name="Mangal1" svg:font-family="Mangal"/>
    <style:font-face style:name="arial" svg:font-family="arial, sans-serif"/>
    <style:font-face style:name="inherit" svg:font-family="inherit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Mangal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1-04T12:25:54.86</meta:creation-date>
    <dc:date>2016-01-04T16:13:07.75</dc:date>
    <meta:editing-duration>PT3H47M12S</meta:editing-duration>
    <meta:editing-cycles>5</meta:editing-cycles>
    <meta:generator>OpenOffice/4.1.1$Win32 OpenOffice.org_project/411m6$Build-9775</meta:generator>
    <meta:document-statistic meta:table-count="0" meta:image-count="0" meta:object-count="0" meta:page-count="2" meta:paragraph-count="48" meta:word-count="289" meta:character-count="2151"/>
  </office:meta>
</office:document-meta>
</file>